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98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225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okemon No.</text:p>
          </table:table-cell>
          <table:table-cell table:style-name="ce1" office:value-type="string" calcext:value-type="string">
            <text:p>Pokemon</text:p>
          </table:table-cell>
          <table:table-cell table:style-name="ce1" office:value-type="string" calcext:value-type="string">
            <text:p>Chinese 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Special 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Special Defens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ype I</text:p>
          </table:table-cell>
          <table:table-cell table:style-name="ce1" office:value-type="string" calcext:value-type="string">
            <text:p>Type II</text:p>
          </table:table-cell>
          <table:table-cell table:style-name="ce7" table:number-columns-repeated="1012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<text:a xlink:href="https://game8.co/games/Pokemon-Legends-Arceus/archives/343554" xlink:type="simple">Arceus</text:a> </text:p>
          </table:table-cell>
          <table:table-cell office:value-type="string" calcext:value-type="string">
            <text:p>阿尔宙斯</text:p>
          </table:table-cell>
          <table:table-cell table:number-columns-repeated="6" table:style-name="ce3" office:value-type="float" office:value="120" calcext:value-type="float">
            <text:p>120</text:p>
          </table:table-cell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帝牙卢卡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Dialga (Origin Forme)</text:p>
          </table:table-cell>
          <table:table-cell office:value-type="string" calcext:value-type="string">
            <text:p>帝牙卢卡（起源形态）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帕路奇亚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Palkia (Origin Forme)</text:p>
          </table:table-cell>
          <table:table-cell office:value-type="string" calcext:value-type="string">
            <text:p>帕路奇亚（起源形态）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骑拉帝纳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雷吉奇卡斯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Hisuian Goodra</text:p>
          </table:table-cell>
          <table:table-cell office:value-type="string" calcext:value-type="string">
            <text:p>黏美龙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烈咬陆鲨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龙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席多蓝恩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克雷色利亚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Landorus</text:p>
          </table:table-cell>
          <table:table-cell office:value-type="string" calcext:value-type="string">
            <text:p>土地云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玛纳霏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谢米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达克莱伊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恶</text:p>
          </table:table-cell>
          <table:table-cell table:number-columns-repeated="1013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由克希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艾姆利多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亚克诺姆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Tornadus</text:p>
          </table:table-cell>
          <table:table-cell office:value-type="string" calcext:value-type="string">
            <text:p>龙卷云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飞行</text:p>
          </table:table-cell>
          <table:table-cell table:number-columns-repeated="1013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Thundurus</text:p>
          </table:table-cell>
          <table:table-cell office:value-type="string" calcext:value-type="string">
            <text:p>雷电云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Enamorus</text:p>
          </table:table-cell>
          <table:table-cell office:value-type="string" calcext:value-type="string">
            <text:p>眷恋云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Hisuian Arcanine</text:p>
          </table:table-cell>
          <table:table-cell office:value-type="string" calcext:value-type="string">
            <text:p>风速狗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Ursaluna</text:p>
          </table:table-cell>
          <table:table-cell office:value-type="string" calcext:value-type="string">
            <text:p>月月熊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一般</text:p>
          </table:table-cell>
          <table:table-cell table:number-columns-repeated="101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波克基斯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卡比兽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暴鲤龙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幸福蛋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鸭嘴炎兽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电击魔兽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叉字蝠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巨蔓藤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超甲狂犀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多边兽乙型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自爆磁怪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isuian Typhlosion</text:p>
          </table:table-cell>
          <table:table-cell office:value-type="string" calcext:value-type="string">
            <text:p>火暴兽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烈焰猴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isuian Decidueye</text:p>
          </table:table-cell>
          <table:table-cell office:value-type="string" calcext:value-type="string">
            <text:p>狙射树枭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帝牙海狮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水</text:p>
          </table:table-cell>
          <table:table-cell table:number-columns-repeated="1012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帝王拿波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Basculegion</text:p>
          </table:table-cell>
          <table:table-cell office:value-type="string" calcext:value-type="string">
            <text:p>幽尾玄鱼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象牙猪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isuian Samurott</text:p>
          </table:table-cell>
          <table:table-cell office:value-type="string" calcext:value-type="string">
            <text:p>大剑鬼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恶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水伊布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雷伊布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火伊布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太阳伊布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月亮伊布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恶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叶伊布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冰伊布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仙子伊布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妖精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Wyrdeer</text:p>
          </table:table-cell>
          <table:table-cell office:value-type="string" calcext:value-type="string">
            <text:p>诡角鹿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超能力</text:p>
          </table:table-cell>
          <table:table-cell table:number-columns-repeated="101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河马兽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地面</text:p>
          </table:table-cell>
          <table:table-cell table:number-columns-repeated="101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土台龟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黑夜魔灵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幽灵</text:p>
          </table:table-cell>
          <table:table-cell table:number-columns-repeated="1013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大朝北鼻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路卡利欧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格斗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伦琴猫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沙奈朵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妖精</text:p>
          </table:table-cell>
          <table:table-cell table:number-columns-repeated="101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艾路雷朵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罗丝雷朵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远古巨蜓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大舌舔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毒刺水母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Hisuian Avalugg</text:p>
          </table:table-cell>
          <table:table-cell office:value-type="string" calcext:value-type="string">
            <text:p>冰岩怪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赫拉克罗斯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Overqwil</text:p>
          </table:table-cell>
          <table:table-cell office:value-type="string" calcext:value-type="string">
            <text:p>万针鱼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大钢蛇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天蝎王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Sneasler</text:p>
          </table:table-cell>
          <table:table-cell office:value-type="string" calcext:value-type="string">
            <text:p>大狃拉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格斗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犸狃拉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冰</text:p>
          </table:table-cell>
          <table:table-cell table:number-columns-repeated="1012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Hisuian Zoroark</text:p>
          </table:table-cell>
          <table:table-cell office:value-type="string" calcext:value-type="string">
            <text:p>索罗亚克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Hisuian Braviary</text:p>
          </table:table-cell>
          <table:table-cell office:value-type="string" calcext:value-type="string">
            <text:p>勇士雄鹰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多边兽2型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乌鸦头头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怪力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格斗</text:p>
          </table:table-cell>
          <table:table-cell table:number-columns-repeated="101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九尾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69.1" calcext:value-type="float">
            <text:p>169.1</text:p>
          </table:table-cell>
          <table:table-cell office:value-type="string" calcext:value-type="string">
            <text:p>Alolan Ninetales</text:p>
          </table:table-cell>
          <table:table-cell office:value-type="string" calcext:value-type="string">
            <text:p>阿罗拉九尾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烈焰马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胡地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哥达鸭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飞天螳螂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劈斧螳螂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巨钳螳螂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圈圈熊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耿鬼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龙王蝎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恶</text:p>
          </table:table-cell>
          <table:table-cell table:number-columns-repeated="1012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青铜钟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超能力</text:p>
          </table:table-cell>
          <table:table-cell table:number-columns-repeated="101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随风球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浮潜鼬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隆隆岩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鸭嘴火兽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梦妖魔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幽灵</text:p>
          </table:table-cell>
          <table:table-cell table:number-columns-repeated="101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战槌龙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岩石</text:p>
          </table:table-cell>
          <table:table-cell table:number-columns-repeated="1013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护城龙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暴雪王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冰</text:p>
          </table:table-cell>
          <table:table-cell table:number-columns-repeated="10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毒骷蛙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电击兽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Hisuian Electrode</text:p>
          </table:table-cell>
          <table:table-cell office:value-type="string" calcext:value-type="string">
            <text:p>顽皮雷弹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草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姆克鹰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雷丘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钻角犀兽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花岩怪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恶</text:p>
          </table:table-cell>
          <table:table-cell table:number-columns-repeated="101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巨翅飞鱼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皮可西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妖精</text:p>
          </table:table-cell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双尾怪手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长耳兔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Hisuian Lilligant</text:p>
          </table:table-cell>
          <table:table-cell office:value-type="string" calcext:value-type="string">
            <text:p>裙儿小姐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章鱼桶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冰鬼护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雪妖女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霏欧纳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坦克臭鼬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恶</text:p>
          </table:table-cell>
          <table:table-cell table:number-columns-repeated="101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Gastrodon</text:p>
          </table:table-cell>
          <table:table-cell office:value-type="string" calcext:value-type="string">
            <text:p>海兔兽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蜂女王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鲶鱼王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惊角鹿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三合一磁怪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魔墙人偶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妖精</text:p>
          </table:table-cell>
          <table:table-cell table:number-columns-repeated="101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野蛮鲈鱼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霓虹鱼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大嘴蝠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彷徨夜灵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幽灵</text:p>
          </table:table-cell>
          <table:table-cell table:number-columns-repeated="1013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风铃铃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尖牙笼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Hisuian Sliggoo</text:p>
          </table:table-cell>
          <table:table-cell office:value-type="string" calcext:value-type="string">
            <text:p>黏美儿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龙</text:p>
          </table:table-cell>
          <table:table-cell table:number-columns-repeated="101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东施喵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樱花宝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吉利蛋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isuian Qwilfish</text:p>
          </table:table-cell>
          <table:table-cell office:value-type="string" calcext:value-type="string">
            <text:p>千针鱼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托洛姆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蔓藤怪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梦妖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幽灵</text:p>
          </table:table-cell>
          <table:table-cell table:number-columns-repeated="101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天蝎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狃拉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格斗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202.1" calcext:value-type="float">
            <text:p>202.1</text:p>
          </table:table-cell>
          <table:table-cell office:value-type="string" calcext:value-type="string">
            <text:p>Hisuian Sneasel</text:p>
          </table:table-cell>
          <table:table-cell office:value-type="string" calcext:value-type="string">
            <text:p>狃拉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格斗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Wormadam</text:p>
          </table:table-cell>
          <table:table-cell office:value-type="string" calcext:value-type="string">
            <text:p>结草贵妇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绅士蛾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artrix</text:p>
          </table:table-cell>
          <table:table-cell office:value-type="string" calcext:value-type="string">
            <text:p>投羽枭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双刃丸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聒噪鸟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大尾狸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水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小火马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树才怪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岩石</text:p>
          </table:table-cell>
          <table:table-cell table:number-columns-repeated="101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海魔狮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水</text:p>
          </table:table-cell>
          <table:table-cell table:number-columns-repeated="101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尖牙陆鲨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龙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火岩鼠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派拉斯特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草</text:p>
          </table:table-cell>
          <table:table-cell table:number-columns-repeated="101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猛火猴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帕奇利兹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波克基古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树林龟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鬼斯通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黑暗鸦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豪力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格斗</text:p>
          </table:table-cell>
          <table:table-cell table:number-columns-repeated="1013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波皇子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长毛猪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勇吉拉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毒蔷薇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狩猎凤蝶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多边兽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蜻蜻蜓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隆隆石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小卡比兽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毒粉蛾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大岩蛇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大舌头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音箱蟀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朝北鼻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岩石</text:p>
          </table:table-cell>
          <table:table-cell table:number-columns-repeated="1013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鸭嘴宝宝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勒克猫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长尾怪手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电击怪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卷卷耳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Hisuian Growlithe</text:p>
          </table:table-cell>
          <table:table-cell office:value-type="string" calcext:value-type="string">
            <text:p>卡蒂狗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头盖龙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岩石</text:p>
          </table:table-cell>
          <table:table-cell table:number-columns-repeated="101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盾甲龙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毛头小鹰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飘飘球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独角犀牛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地面</text:p>
          </table:table-cell>
          <table:table-cell office:value-type="string" calcext:value-type="string">
            <text:p>岩石</text:p>
          </table:table-cell>
          <table:table-cell table:number-columns-repeated="1012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小球飞鱼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姆克鸟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未知图腾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玛瑙水母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雪笠怪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冰</text:p>
          </table:table-cell>
          <table:table-cell table:number-columns-repeated="101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泳圈鼬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沙河马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地面</text:p>
          </table:table-cell>
          <table:table-cell table:number-columns-repeated="101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熊宝宝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钳尾蝎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虫</text:p>
          </table:table-cell>
          <table:table-cell table:number-columns-repeated="1012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荧光鱼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Hisuian Voltorb</text:p>
          </table:table-cell>
          <table:table-cell office:value-type="string" calcext:value-type="string">
            <text:p>霹雳电球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草</text:p>
          </table:table-cell>
          <table:table-cell table:number-columns-repeated="1012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Hisuian Zorua</text:p>
          </table:table-cell>
          <table:table-cell office:value-type="string" calcext:value-type="string">
            <text:p>索罗亚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幽灵</text:p>
          </table:table-cell>
          <table:table-cell table:number-columns-repeated="101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臭鼬噗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恶</text:p>
          </table:table-cell>
          <table:table-cell table:number-columns-repeated="10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伊布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hellos</text:p>
          </table:table-cell>
          <table:table-cell office:value-type="string" calcext:value-type="string">
            <text:p>无壳海兔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小磁怪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钢</text:p>
          </table:table-cell>
          <table:table-cell table:number-columns-repeated="101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皮皮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妖精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wlet</text:p>
          </table:table-cell>
          <table:table-cell office:value-type="string" calcext:value-type="string">
            <text:p>木木枭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皮卡丘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可达鸭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草苗龟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波加曼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凯西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魔尼尼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妖精</text:p>
          </table:table-cell>
          <table:table-cell table:number-columns-repeated="101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鬼斯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幽灵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魅力喵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火球鼠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小火焰猴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水水獺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腕力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格斗</text:p>
          </table:table-cell>
          <table:table-cell table:number-columns-repeated="1013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冰宝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小拳石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岩石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不良蛙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格斗</text:p>
          </table:table-cell>
          <table:table-cell table:number-columns-repeated="101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黏黏宝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龙</text:p>
          </table:table-cell>
          <table:table-cell table:number-columns-repeated="101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铁炮鱼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铜镜怪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钢</text:p>
          </table:table-cell>
          <table:table-cell office:value-type="string" calcext:value-type="string">
            <text:p>超能力</text:p>
          </table:table-cell>
          <table:table-cell table:number-columns-repeated="1012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圆陆鲨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龙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雪童子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六尾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火</text:p>
          </table:table-cell>
          <table:table-cell table:number-columns-repeated="1013"/>
        </table:table-row>
        <table:table-row table:style-name="ro2">
          <table:table-cell office:value-type="float" office:value="168.1" calcext:value-type="float">
            <text:p>168.1</text:p>
          </table:table-cell>
          <table:table-cell office:value-type="string" calcext:value-type="string">
            <text:p>Alolan Vulpix</text:p>
          </table:table-cell>
          <table:table-cell office:value-type="string" calcext:value-type="string">
            <text:p>阿罗拉六尾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冰</text:p>
          </table:table-cell>
          <table:table-cell table:number-columns-repeated="1013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夜巡灵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幽灵</text:p>
          </table:table-cell>
          <table:table-cell table:number-columns-repeated="101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盆才怪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岩石</text:p>
          </table:table-cell>
          <table:table-cell table:number-columns-repeated="101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海豹球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水</text:p>
          </table:table-cell>
          <table:table-cell table:number-columns-repeated="101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泥泥鳅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派拉斯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草</text:p>
          </table:table-cell>
          <table:table-cell table:number-columns-repeated="101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铃铛响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超能力</text:p>
          </table:table-cell>
          <table:table-cell table:number-columns-repeated="1013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利欧路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格斗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含羞苞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毒</text:p>
          </table:table-cell>
          <table:table-cell table:number-columns-repeated="101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百合根娃娃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奇鲁莉安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妖精</text:p>
          </table:table-cell>
          <table:table-cell table:number-columns-repeated="101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樱花儿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草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小猫怪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大牙狸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小山猪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地面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姆克儿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超音蝠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波克比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妖精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三蜜蜂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飞行</text:p>
          </table:table-cell>
          <table:table-cell table:number-columns-repeated="101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urmy</text:p>
          </table:table-cell>
          <table:table-cell office:value-type="string" calcext:value-type="string">
            <text:p>结草儿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小福蛋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一般</text:p>
          </table:table-cell>
          <table:table-cell table:number-columns-repeated="1013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皮宝宝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妖精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甲壳茧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甲壳茧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盾甲茧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皮丘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电</text:p>
          </table:table-cell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鲤鱼王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水</text:p>
          </table:table-cell>
          <table:table-cell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拉鲁拉丝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超能力</text:p>
          </table:table-cell>
          <table:table-cell office:value-type="string" calcext:value-type="string">
            <text:p>妖精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刺尾虫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圆法师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虫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2:Sheet1.AMJ24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23:54:27.452022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7:54:55.636344294</meta:creation-date>
    <dc:date>2022-02-14T00:32:33.952965682</dc:date>
    <meta:editing-duration>PT19M2S</meta:editing-duration>
    <meta:editing-cycles>6</meta:editing-cycles>
    <meta:generator>LibreOffice/7.2.5.2$Linux_X86_64 LibreOffice_project/20$Build-2</meta:generator>
    <meta:document-statistic meta:table-count="1" meta:cell-count="2855" meta:object-count="0"/>
  </office:meta>
</office:document-meta>
</file>